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printStackTrace( NestedThrowable nt , PrintWriter 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il.nestedToString( Throwable nes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til.toString( NestedThrowable 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til.printStackTrace( NestedThrowable nt , PrintStream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